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Volunteer Work</text:h>
      <text:list xml:id="list339841903574666182" text:style-name="L2">
        <text:list-item>
          <text:p text:style-name="P1">Public relations chair for Shepherd Maple Syrup Festival. Maintained the SMSF website and social media channels since April 2009. Photograph events during the festival. Directed team of students in the implementation of a public relations plan.</text:p>
        </text:list-item>
        <text:list-item>
          <text:p text:style-name="P1">Vice President for the Shepherd Area Historical Society since October 2017. Maintain the society’s website and Facebook profile. Respond to inquiries from the public.</text:p>
        </text:list-item>
        <text:list-item>
          <text:p text:style-name="P1">Founder and Editor-in-Chief of news website The Mid Michigan Journal. Lead group of moderators in community centered Facebook groups.</text:p>
        </text:list-item>
        <text:list-item>
          <text:p text:style-name="P1">Technical consultant for the Mid Michigan Community Pathways organization from October 2014 until January 2016. Advised on strategy. Developed the organization’s Wordpress si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04T21:49:35.563000000</meta:creation-date>
    <meta:generator>OpenOffice/4.1.7$Win32 OpenOffice.org_project/417m1$Build-9800</meta:generator>
    <dc:date>2019-11-14T16:14:10.42</dc:date>
    <meta:editing-duration>PT1M26S</meta:editing-duration>
    <meta:editing-cycles>5</meta:editing-cycles>
    <dc:creator>Jon Morgan</dc:creator>
    <meta:document-statistic meta:table-count="0" meta:image-count="0" meta:object-count="0" meta:page-count="1" meta:paragraph-count="5" meta:word-count="108" meta:character-count="738"/>
  </office:meta>
</office:document-meta>
</file>